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1.552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54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Nabericht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9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6">
      <style:table-cell-properties fo:padding="0.071cm"/>
    </style:style>
    <style:style style:data-style-name="N100"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2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abericht">
        <office:forms form:apply-design-mode="false" form:automatic-focus="false"/>
        <table:table-column table:style-name="co1" table:default-cell-style-name="Default" table:number-columns-repeated="2"/>
        <table:table-column table:style-name="co2" table:default-cell-style-name="ce16"/>
        <table:table-column table:style-name="co3" table:default-cell-style-name="ce16"/>
        <table:table-column table:style-name="co1" table:default-cell-style-name="Default" table:number-columns-repeated="2"/>
        <table:table-column table:style-name="co4" table:default-cell-style-name="ce16"/>
        <table:table-column table:style-name="co5" table:default-cell-style-name="ce25" table:number-columns-repeated="4"/>
        <table:table-column table:style-name="co6" table:default-cell-style-name="ce25"/>
        <table:table-column table:style-name="co1" table:default-cell-style-name="Default" table:number-columns-repeated="1012"/>
        <table:table-row table:style-name="ro1">
          <table:table-cell ns41:value-type="string" table:number-rows-spanned="1" table:style-name="TL Title" table:number-columns-spanned="6" office:value-type="string">
            <text:p>Nabericht [errata]</text:p>
          </table:table-cell>
          <table:covered-table-cell table:style-name="TL Title" table:number-columns-repeated="4"/>
          <table:covered-table-cell table:style-name="ce19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ns41:value-type="string" table:style-name="TL RowProperty" office:value-type="string">
            <text:p>Bladzijde [publicatie]</text:p>
          </table:table-cell>
          <table:table-cell ns41:value-type="string" table:style-name="TL RowProperty" office:value-type="string">
            <text:p>Regel</text:p>
          </table:table-cell>
          <table:table-cell ns41:value-type="string" table:style-name="TL RowProperty" office:value-type="string">
            <text:p>Plaats</text:p>
          </table:table-cell>
          <table:table-cell table:style-name="ce17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Bladzijde</text:p>
          </table:table-cell>
          <table:table-cell table:style-name="ce24"/>
          <table:table-cell ns41:value-type="string" table:style-name="ce27" office:value-type="string">
            <text:p><text:s/>RolNr</text:p>
          </table:table-cell>
          <table:table-cell ns41:value-type="string" table:style-name="ce31" office:value-type="string">
            <text:p><text:s/>BeeldNr</text:p>
          </table:table-cell>
          <table:table-cell ns41:value-type="string" table:style-name="ce31" office:value-type="string">
            <text:p><text:s/>Publ-BladNr</text:p>
          </table:table-cell>
          <table:table-cell ns41:value-type="string" table:style-name="ce31" office:value-type="string">
            <text:p><text:s/>Blad-TabelNr</text:p>
          </table:table-cell>
          <table:table-cell ns41:value-type="string" table:style-name="ce34" office:value-type="string">
            <text:p><text:s/>Tabel-RegelNr</text:p>
          </table:table-cell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28" table:number-columns-repeated="5"/>
          <table:table-cell table:style-name="ce9"/>
          <table:table-cell table:number-columns-repeated="1011"/>
        </table:table-row>
        <table:table-row table:style-name="ro3">
          <table:table-cell ns41:value-type="float" table:style-name="TL Metadata" office:value="75" office:value-type="float">
            <text:p>75</text:p>
          </table:table-cell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staat<text:span text:style-name="T1"> : Beerster-Hamrik</text:span>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" office:value-type="float">
            <text:p>8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1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2"> : </text:span><text:span text:style-name="T3">zie</text:span><text:span text:style-name="T4"> Hamrik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76" office:value-type="float">
            <text:p>76</text:p>
          </table:table-cell>
          <table:table-cell table:style-name="TL Metadata"/>
          <table:table-cell ns41:value-type="string" table:style-name="TL RowHeader" office:value-type="string">
            <text:p>moet by<text:span text:style-name="T1"> : Beusenberg</text:span>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6" office:value-type="float">
            <text:p>16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2</text:p>
          </table:table-cell>
          <table:table-cell table:number-columns-repeated="1012"/>
        </table:table-row>
        <table:table-row table:style-name="ro3">
          <table:table-cell ns41:value-type="float" table:style-name="TL Metadata" office:value="79" office:value-type="float">
            <text:p>79</text:p>
          </table:table-cell>
          <table:table-cell table:style-name="TL Metadata"/>
          <table:table-cell ns41:value-type="string" table:style-name="TL RowHeader" office:value-type="string">
            <text:p>moet by<text:span text:style-name="T1"> : Buner Moeras</text:span></text:p>
          </table:table-cell>
          <table:table-cell/>
          <table:table-cell table:style-name="TL Data"/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3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zie<text:span text:style-name="T1"> Moeras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83" office:value-type="float">
            <text:p>83</text:p>
          </table:table-cell>
          <table:table-cell table:style-name="TL Metadata"/>
          <table:table-cell ns41:value-type="string" table:style-name="TL RowHeader" office:value-type="string">
            <text:p>moet by<text:span text:style-name="T1"> : Dykvelt</text:span></text:p>
          </table:table-cell>
          <table:table-cell/>
          <table:table-cell table:style-name="TL Data"/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4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zie<text:span text:style-name="T1"> : Rateles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88" office:value-type="float">
            <text:p>88</text:p>
          </table:table-cell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van onder staat<text:span text:style-name="T2"> : Groot Lint </text:span><text:span text:style-name="T3">zie</text:span><text:span text:style-name="T4"> Lint</text:span></text:p>
          </table:table-cell>
          <table:table-cell/>
          <table:table-cell table:style-name="TL Data"/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5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moet zyn<text:span text:style-name="T1"> : Groot Lint</text:span>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7" office:value-type="float">
            <text:p>57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90" office:value-type="float">
            <text:p>90</text:p>
          </table:table-cell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van onder staat<text:span text:style-name="T1"> : 's Heer-Abtskerke</text:span>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2" office:value-type="float">
            <text:p>4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6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 zie Abtskerke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90" office:value-type="float">
            <text:p>90</text:p>
          </table:table-cell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van onder staat<text:span text:style-name="T1"> : 's Heeren Arentskerke</text:span>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42" office:value-type="float">
            <text:p>4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7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2"> : </text:span><text:span text:style-name="T3">zie</text:span><text:span text:style-name="T4"> Arentskerke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92" office:value-type="float">
            <text:p>92</text:p>
          </table:table-cell>
          <table:table-cell table:style-name="TL Metadata"/>
          <table:table-cell ns41:value-type="string" table:style-name="TL RowHeader" office:value-type="string">
            <text:p>moet by<text:span text:style-name="T1"> : Hesingen</text:span>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8</text:p>
          </table:table-cell>
          <table:table-cell table:number-columns-repeated="1012"/>
        </table:table-row>
        <table:table-row table:style-name="ro3">
          <table:table-cell ns41:value-type="float" table:style-name="TL Metadata" office:value="95" office:value-type="float">
            <text:p>95</text:p>
          </table:table-cell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van onder staat<text:span text:style-name="T1"> : Klaaswaal, Kromstryen</text:span></text:p>
          </table:table-cell>
          <table:table-cell/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9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</text:span></text:p>
          </table:table-cell>
          <table:table-cell/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0</text:p>
          </table:table-cell>
          <table:table-cell table:number-columns-repeated="1012"/>
        </table:table-row>
        <table:table-row table:style-name="ro3">
          <table:table-cell ns41:value-type="float" table:style-name="TL Metadata" office:value="97" office:value-type="float">
            <text:p>97</text:p>
          </table:table-cell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staat<text:span text:style-name="T1"> : Laage Mierde</text:span>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1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2"> : </text:span><text:span text:style-name="T3">zie</text:span><text:span text:style-name="T4"> Mierde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104" office:value-type="float">
            <text:p>104</text:p>
          </table:table-cell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staat<text:span text:style-name="T1"> : Nieuwerkerke enz.</text:span>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3" office:value-type="float">
            <text:p>43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2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</text:span>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43" office:value-type="float">
            <text:p>43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3</text:p>
          </table:table-cell>
          <table:table-cell table:number-columns-repeated="1012"/>
        </table:table-row>
        <table:table-row table:style-name="ro3">
          <table:table-cell ns41:value-type="float" table:style-name="TL Metadata" office:value="104" office:value-type="float">
            <text:p>104</text:p>
          </table:table-cell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staat<text:span text:style-name="T1"> : Nieuw-Wetering</text:span></text:p>
          </table:table-cell>
          <table:table-cell/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4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</text:span>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2" office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104" office:value-type="float">
            <text:p>104</text:p>
          </table:table-cell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staat<text:span text:style-name="T1"> : Nieuw Helvoet</text:span>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9" office:value-type="float">
            <text:p>59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5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2"> : </text:span><text:span text:style-name="T3">zie</text:span><text:span text:style-name="T4"> Helvoet</text:span></text:p>
          </table:table-cell>
          <table:table-cell/>
          <table:table-cell table:style-name="TL Data"/>
          <table:table-cell table:style-name="TL Data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110" office:value-type="float">
            <text:p>110</text:p>
          </table:table-cell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staat<text:span text:style-name="T1"> : Oud-Wetering</text:span></text:p>
          </table:table-cell>
          <table:table-cell/>
          <table:table-cell table:style-name="TL Data"/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6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</text:span>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2" office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TL Metadata" office:value="127" office:value-type="float">
            <text:p>127</text:p>
          </table:table-cell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staat<text:span text:style-name="T1"> :</text:span></text:p>
          </table:table-cell>
          <table:table-cell/>
          <table:table-cell ns41:value-type="float" table:style-name="TL Data" office:value="134051" office:value-type="float">
            <text:p>134051</text:p>
          </table:table-cell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7</text:p>
          </table:table-cell>
          <table:table-cell table:number-columns-repeated="1012"/>
        </table:table-row>
        <table:table-row table:style-name="ro3">
          <table:table-cell table:style-name="TL Metadata"/>
          <table:table-cell table:style-name="TL Metadata"/>
          <table:table-cell ns41:value-type="string" table:style-name="TL RowHeader" office:value-type="string">
            <text:p>lees<text:span text:style-name="T1"> :</text:span></text:p>
          </table:table-cell>
          <table:table-cell/>
          <table:table-cell ns41:value-type="float" table:style-name="TL Data" office:value="124051" office:value-type="float">
            <text:p>124051</text:p>
          </table:table-cell>
          <table:table-cell table:style-name="TL Data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8</text:p>
          </table:table-cell>
          <table:table-cell table:number-columns-repeated="1012"/>
        </table:table-row>
        <table:table-row table:style-name="ro1">
          <table:table-cell table:style-name="TL Metadata"/>
          <table:table-cell table:style-name="TL Metadata"/>
          <table:table-cell ns41:value-type="string" table:style-name="TL RowHeader" office:value-type="string">
            <text:p>En van het geheel neem af</text:p>
          </table:table-cell>
          <table:table-cell/>
          <table:table-cell ns41:value-type="float" table:style-name="TL Data" office:value="2668" office:value-type="float">
            <text:p>2668</text:p>
          </table:table-cell>
          <table:table-cell table:style-name="TL Data"/>
          <table:table-cell table:style-name="ce9"/>
          <table:table-cell ns41:value-type="string" table:style-name="ce30" office:value-type="string">
            <text:p>39</text:p>
          </table:table-cell>
          <table:table-cell ns41:value-type="string" table:style-name="ce33" office:value-type="string">
            <text:p>0181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6" office:value-type="string">
            <text:p>019</text:p>
          </table:table-cell>
          <table:table-cell table:number-columns-repeated="101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bericht" style:page-layout-name="Mpm3" style:display-name="PageStyle_Naberi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54:07</meta:creation-date>
    <dc:creator>Yamit</dc:creator>
    <dc:date>2005-01-11T11:36:17</dc:date>
    <meta:document-statistic meta:object-count="0" meta:cell-count="193" meta:table-count="1"/>
    <meta:generator>ODFPY/1.3.0dev</meta:generator>
  </office:meta>
</office:document-meta>
</file>